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officeooo:paragraph-rsid="00469e73"/>
    </style:style>
    <style:style style:name="P123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62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70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71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7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7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7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7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7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8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8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8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83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84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85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86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87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89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90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91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93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94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95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96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97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98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0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02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03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04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209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9"/>
      <text:p text:style-name="P29">Presentació assignatura</text:p>
      <text:p text:style-name="P39">Comentem web assignatura</text:p>
      <text:p text:style-name="P52">Comentem unitats </text:p>
      <text:list xml:id="list3610546673785965789" text:style-name="L1">
        <text:list-item>
          <text:p text:style-name="P170"><text:a xlink:type="simple" xlink:href="https://paulinoposada.github.io/web_e/web_e_2425/documents/apunts/unitat_1_ley_ohm/e_apunts_ud_1_1_gs.pdf">1.1 Circuit elèctric</text:a></text:p>
        </text:list-item>
        <text:list-item>
          <text:p text:style-name="P170"><text:a xlink:type="simple" xlink:href="https://paulinoposada.github.io/web_e/web_e_2425/documents/apunts/unitat_1_ley_ohm/e_apunts_ud_1_2_gs.pdf">1.2 Llei d'ohm</text:a></text:p>
        </text:list-item>
        <text:list-item>
          <text:p text:style-name="P170"><text:a xlink:type="simple" xlink:href="https://paulinoposada.github.io/web_e/web_e_2425/documents/apunts/unitat_2_seguridad/e_apunts_ud_2_1_gs.pdf">2 Seguretat</text:a></text:p>
        </text:list-item>
        <text:list-item>
          <text:p text:style-name="P170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71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9"/>
      <text:p text:style-name="P39"/>
      <text:p text:style-name="P3">Di<text:span text:style-name="T3">jous</text:span><text:tab/><text:tab/><text:tab/><text:tab/>2<text:span text:style-name="T3">6</text:span>/09/2<text:span text:style-name="T1">4</text:span></text:p>
      <text:p text:style-name="P30"/>
      <text:p text:style-name="P40">Comentem </text:p>
      <text:list xml:id="list5803696491654957253" text:style-name="L2">
        <text:list-item>
          <text:p text:style-name="P172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88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72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3"/>
      <text:p text:style-name="P53"/>
      <text:p text:style-name="P4">Di<text:span text:style-name="T5">vendres</text:span><text:tab/><text:tab/><text:tab/>2<text:span text:style-name="T5">7</text:span>/09/2<text:span text:style-name="T1">4</text:span></text:p>
      <text:p text:style-name="P31"/>
      <text:p text:style-name="P41">Comentem </text:p>
      <text:list xml:id="list142726341570130" text:continue-numbering="true" text:style-name="L2">
        <text:list-item>
          <text:p text:style-name="P173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9"/>
      <text:p text:style-name="P59"/>
      <text:p text:style-name="P59"/>
      <text:p text:style-name="P59"/>
      <text:p text:style-name="P59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1"/>
      <text:p text:style-name="P54">Comentem <text:s/></text:p>
      <text:list xml:id="list142726584362012" text:continue-list="list3610546673785965789" text:style-name="L1">
        <text:list-item>
          <text:p text:style-name="P174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75">Programa de simulació Cade Simu</text:p>
        </text:list-item>
      </text:list>
      <text:p text:style-name="P41"/>
      <text:p text:style-name="P41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1"/>
      <text:p text:style-name="P41">Comentem </text:p>
      <text:list xml:id="list633926026041026286" text:style-name="L3">
        <text:list-item>
          <text:p text:style-name="P183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89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89">Baixem al taller i comentem connexió font d'alimentació de PC que utilitzarem per les pràctiques de cc.</text:p>
          <text:p text:style-name="P190"><text:s/></text:p>
        </text:list-item>
      </text:list>
      <text:p text:style-name="P54"/>
      <text:p text:style-name="P54"/>
      <text:p text:style-name="P162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1"/>
      <text:p text:style-name="P41">Comentem </text:p>
      <text:list xml:id="list142725241316314" text:continue-numbering="true" text:style-name="L3">
        <text:list-item>
          <text:p text:style-name="P197">Baixem al taller i feim practiques amb circuits pont.</text:p>
        </text:list-item>
      </text:list>
      <text:p text:style-name="P60"/>
      <text:p text:style-name="P60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2"/>
      <text:p text:style-name="P55">Comentem <text:s/></text:p>
      <text:list xml:id="list142725134132539" text:continue-list="list142726584362012" text:style-name="L1">
        <text:list-item>
          <text:p text:style-name="P176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76"/>
        </text:list-item>
      </text:list>
      <text:p text:style-name="P42"/>
      <text:p text:style-name="P42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2"/>
      <text:p text:style-name="P42">Comentem </text:p>
      <text:list xml:id="list4001020839219403892" text:style-name="L4">
        <text:list-item>
          <text:p text:style-name="P198">Comentem pràctica Wheatstone amb dos diodes, corrent per la diagonal en els següents casos: </text:p>
          <text:p text:style-name="P198">cas 1: potenciòmetre a màxima resistència </text:p>
          <text:p text:style-name="P198">cas 2: potenciòmetre a resistència igual a R3</text:p>
          <text:p text:style-name="P198">cas 3: potenciòmetrea a mínima resistència</text:p>
        </text:list-item>
        <text:list-item>
          <text:p text:style-name="P184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98"/>
          <text:p text:style-name="P191"><text:s/></text:p>
        </text:list-item>
      </text:list>
      <text:p text:style-name="P55"/>
      <text:p text:style-name="P55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2"/>
      <text:p text:style-name="P42">Comentem </text:p>
      <text:list xml:id="list142724663687704" text:continue-numbering="true" text:style-name="L4">
        <text:list-item>
          <text:p text:style-name="P184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1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3"/>
      <text:p text:style-name="P56">Comentem <text:s/></text:p>
      <text:list xml:id="list142725319306111" text:continue-list="list142725134132539" text:style-name="L1">
        <text:list-item>
          <text:p text:style-name="P177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77"/>
        </text:list-item>
      </text:list>
      <text:p text:style-name="P43"/>
      <text:p text:style-name="P43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3"/>
      <text:p text:style-name="P43">Comentem </text:p>
      <text:list xml:id="list6956825489309128155" text:style-name="L5">
        <text:list-item>
          <text:p text:style-name="P200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00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99"/>
          <text:p text:style-name="P192"><text:s/></text:p>
        </text:list-item>
      </text:list>
      <text:p text:style-name="P56"/>
      <text:p text:style-name="P56"/>
      <text:p text:style-name="P6"/>
      <text:p text:style-name="P163">Di<text:span text:style-name="T5">vendres</text:span><text:tab/><text:tab/><text:tab/><text:span text:style-name="T8">18</text:span>/<text:span text:style-name="T6">10</text:span>/2<text:span text:style-name="T1">4</text:span></text:p>
      <text:p text:style-name="P33"/>
      <text:p text:style-name="P43">Comentem </text:p>
      <text:list xml:id="list142724582673280" text:continue-numbering="true" text:style-name="L5">
        <text:list-item>
          <text:p text:style-name="P203">Comentem <text:a xlink:type="simple" xlink:href="https://paulinoposada.github.io/web_e/web_e_2425/documents/ta.pdf">tasca 5</text:a>.</text:p>
        </text:list-item>
        <text:list-item>
          <text:p text:style-name="P201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4"/>
      <text:p text:style-name="P64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4"/>
      <text:p text:style-name="P57">Comentem <text:s/></text:p>
      <text:list xml:id="list142724950570415" text:continue-list="list142725319306111" text:style-name="L1">
        <text:list-item>
          <text:p text:style-name="P202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78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78"/>
        </text:list-item>
      </text:list>
      <text:p text:style-name="P44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4"/>
      <text:list xml:id="list177374825326221539" text:style-name="L6">
        <text:list-item>
          <text:p text:style-name="P185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93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22"><text:span text:style-name="T21">Comencem a comentar apartat 1.2 </text:span><text:span text:style-name="T50">La derivada y ejemplos de tensiones variables </text:span><text:span text:style-name="T51">(fins pàg. 13)</text:span></text:p>
      <text:p text:style-name="P124">Comentem exercici 1.2-1</text:p>
      <text:p text:style-name="P123"/>
      <text:p text:style-name="P123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5"/>
      <text:p text:style-name="P58">Comentem <text:s/></text:p>
      <text:list xml:id="list142726147833277" text:continue-list="list142724950570415" text:style-name="L1">
        <text:list-item>
          <text:p text:style-name="P204">Treball autònom 9</text:p>
        </text:list-item>
        <text:list-item>
          <text:p text:style-name="P209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79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79"/>
        </text:list-item>
      </text:list>
      <text:p text:style-name="P45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5"/>
      <text:p text:style-name="P65">Lliure triat pel centre</text:p>
      <text:list xml:id="list476923272267713085" text:style-name="L7">
        <text:list-header>
          <text:p text:style-name="P194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65">Tots Sants</text:p>
      <text:p text:style-name="P9"/>
      <text:p text:style-name="P141"/>
      <text:p text:style-name="P141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6"/>
      <text:p text:style-name="P66"><text:a xlink:type="simple" xlink:href="https://paulinoposada.github.io/web_e/web_e_2425/documents/examens/241106_ome_map33a_examen_sol.pdf">Examen</text:a></text:p>
      <text:list xml:id="list142725935887885" text:continue-list="list142726147833277" text:style-name="L1">
        <text:list-header>
          <text:p text:style-name="P180"/>
        </text:list-header>
      </text:list>
      <text:p text:style-name="P46"/>
      <text:p text:style-name="P10"/>
      <text:p text:style-name="P164">Di<text:span text:style-name="T3">jous</text:span><text:tab/><text:tab/><text:tab/><text:tab/><text:span text:style-name="T54">07</text:span>/<text:span text:style-name="T6">11</text:span>/2<text:span text:style-name="T1">4</text:span></text:p>
      <text:p text:style-name="P46"/>
      <text:list xml:id="list2606948742239572746" text:style-name="L8">
        <text:list-item>
          <text:p text:style-name="P186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195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41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42"/>
      <text:p text:style-name="P142"/>
      <text:p text:style-name="P142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37"/>
      <text:p text:style-name="P68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42726480850484" text:continue-list="list142725935887885" text:style-name="L1">
        <text:list-header>
          <text:p text:style-name="P181"/>
        </text:list-header>
      </text:list>
      <text:p text:style-name="P47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67"/>
      <text:p text:style-name="P67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0">Terminat de comentar l'apartat 1.3 Capacidad de un condensador. </text:p>
      <text:p text:style-name="P71">Comentat apartat 1.4 Conexión serie/paralelo de condensadores</text:p>
      <text:p text:style-name="P72">Comentat apartat 1.5 Condensadores en la práctica</text:p>
      <text:p text:style-name="P72">Començat a comentar l'exercici 1.4-3 pàg. 36</text:p>
      <text:p text:style-name="P71"/>
      <text:list xml:id="list1488243117715990807" text:style-name="L9">
        <text:list-header>
          <text:p text:style-name="P187"/>
          <text:p text:style-name="P196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6">Comentat exercici <text:span text:style-name="T57">l'exercici 1.4-3 pàg. 36 </text:span>i treball <text:a xlink:type="simple" xlink:href="https://paulinoposada.github.io/web_e/web_e_2425/documents/ta/ta_11.pdf">autònom 11</text:a>.</text:p>
      <text:p text:style-name="P76"/>
      <text:p text:style-name="P76"/>
      <text:p text:style-name="P143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38"/>
      <text:p text:style-name="P81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1"/>
      <text:p text:style-name="P81">Començat amb <text:a xlink:type="simple" xlink:href="https://paulinoposada.github.io/web_e/web_e_2425/documents/apunts/unitat_6_magnetisme/e_apunts_ud_6_gs.pdf">unitat 6</text:a>.</text:p>
      <text:p text:style-name="P81">Comentat apartat 1.1 Imanes permanentes.</text:p>
      <text:p text:style-name="P82">Comentat apartat 1.<text:span text:style-name="T59">2</text:span> <text:span text:style-name="T59">Electromagnetismo</text:span>.</text:p>
      <text:p text:style-name="P69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42726032900288" text:continue-list="list142726480850484" text:style-name="L1">
        <text:list-header>
          <text:p text:style-name="P182"/>
        </text:list-header>
      </text:list>
      <text:p text:style-name="P48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3"/>
      <text:p text:style-name="P83">Co<text:span text:style-name="T60">ntinuat</text:span> amb <text:a xlink:type="simple" xlink:href="https://paulinoposada.github.io/web_e/web_e_2425/documents/apunts/unitat_6_magnetisme/e_apunts_ud_6_gs.pdf">unitat 6</text:a>.</text:p>
      <text:p text:style-name="P93">Comentat apartat 1.4 Permeabilidad y saturación</text:p>
      <text:p text:style-name="P14"/>
      <text:p text:style-name="P14"/>
      <text:p text:style-name="P14"/>
      <text:p text:style-name="P165">Di<text:span text:style-name="T5">vendres</text:span><text:tab/><text:tab/><text:tab/><text:span text:style-name="T58">22</text:span>/<text:span text:style-name="T6">11</text:span>/2<text:span text:style-name="T1">4</text:span></text:p>
      <text:p text:style-name="P83"/>
      <text:p text:style-name="P83">Co<text:span text:style-name="T60">ntinuat</text:span> amb <text:a xlink:type="simple" xlink:href="https://paulinoposada.github.io/web_e/web_e_2425/documents/apunts/unitat_6_magnetisme/e_apunts_ud_6_gs.pdf">unitat 6</text:a>.</text:p>
      <text:p text:style-name="P93">Comentat apartat 1.4 Permeabilidad y saturación</text:p>
      <text:p text:style-name="P15"/>
      <text:p text:style-name="P77"/>
      <text:p text:style-name="P144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3"/>
      <text:p text:style-name="P93">Preparació examen.</text:p>
      <text:p text:style-name="P62"/>
      <text:p text:style-name="P49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3"/>
      <text:p text:style-name="P93">Examen</text:p>
      <text:p text:style-name="P73"/>
      <text:p text:style-name="P90"/>
      <text:p text:style-name="P90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78"/>
      <text:p text:style-name="P99">Comentem <text:a xlink:type="simple" xlink:href="https://paulinoposada.github.io/web_e/web_e_2425/documents/examens/241128_ome_map33a_examen_sol.pdf">solució examen</text:a></text:p>
      <text:p text:style-name="P77"/>
      <text:p text:style-name="P145"/>
      <text:p text:style-name="P145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4"/>
      <text:p text:style-name="P84">Co<text:span text:style-name="T60">ntinuat</text:span> amb <text:a xlink:type="simple" xlink:href="https://paulinoposada.github.io/web_e/web_e_2425/documents/apunts/unitat_6_magnetisme/e_apunts_ud_6_gs.pdf">unitat 6</text:a>.</text:p>
      <text:p text:style-name="P100">Comentem apartat 1.5 Inducción electromagnética</text:p>
      <text:p text:style-name="P100">Comentem apartat 1.6 Inducción mutua</text:p>
      <text:p text:style-name="P100">Comentem els exercicis 1.12-6 i 7</text:p>
      <text:p text:style-name="P63"/>
      <text:p text:style-name="P50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94"/>
      <text:p text:style-name="P101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74"/>
      <text:p text:style-name="P91"/>
      <text:p text:style-name="P91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79"/>
      <text:p text:style-name="P101">Festiu</text:p>
      <text:p text:style-name="P146"/>
      <text:p text:style-name="P146"/>
      <text:p text:style-name="P146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5"/>
      <text:p text:style-name="P102">Baixa</text:p>
      <text:p text:style-name="P51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95"/>
      <text:p text:style-name="P102">Baixa</text:p>
      <text:p text:style-name="P75"/>
      <text:p text:style-name="P92"/>
      <text:p text:style-name="P17"/>
      <text:p text:style-name="P166">Di<text:span text:style-name="T5">vendres</text:span><text:tab/><text:tab/><text:tab/><text:span text:style-name="T63">13</text:span>/<text:span text:style-name="T6">12</text:span>/2<text:span text:style-name="T1">4</text:span></text:p>
      <text:p text:style-name="P80"/>
      <text:p text:style-name="P102">Baixa</text:p>
      <text:p text:style-name="P80"/>
      <text:p text:style-name="P80"/>
      <text:p text:style-name="P146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5"/>
      <text:p text:style-name="P102">Comentem dubtes examen.</text:p>
      <text:p text:style-name="P85">Co<text:span text:style-name="T60">ntinuat</text:span> amb <text:a xlink:type="simple" xlink:href="https://paulinoposada.github.io/web_e/web_e_2425/documents/apunts/unitat_6_magnetisme/e_apunts_ud_6_gs.pdf">unitat 6</text:a>.</text:p>
      <text:p text:style-name="P102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95"/>
      <text:p text:style-name="P102">Examen</text:p>
      <text:p text:style-name="P75"/>
      <text:p text:style-name="P92"/>
      <text:p text:style-name="P147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5">Repassem <text:a xlink:type="simple" xlink:href="https://paulinoposada.github.io/web_e/web_e_2425/documents/apunts/unitat_6_magnetisme/e_apunts_ud_6_gs.pdf"><text:span text:style-name="T58">unitat 6</text:span></text:a>.</text:p>
      <text:p text:style-name="P104">Comentem apartat 1.7 Inductores i inductancia</text:p>
      <text:p text:style-name="P96"/>
      <text:p text:style-name="P103"/>
      <text:p text:style-name="P148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5"/>
      <text:p text:style-name="P86">Co<text:span text:style-name="T60">ntinuat</text:span> amb <text:a xlink:type="simple" xlink:href="https://paulinoposada.github.io/web_e/web_e_2425/documents/apunts/unitat_6_magnetisme/e_apunts_ud_6_gs.pdf">unitat 6</text:a>.</text:p>
      <text:p text:style-name="P105">Comentem apartat 1.<text:span text:style-name="T64">8</text:span> <text:span text:style-name="T64">Càlcul d'inductors.</text:span></text:p>
      <text:p text:style-name="P97"/>
      <text:p text:style-name="P149"/>
      <text:p text:style-name="P149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6"/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106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06"/>
      <text:p text:style-name="P98"/>
      <text:p text:style-name="P150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7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7"/>
      <text:p text:style-name="P21"/>
      <text:p text:style-name="P21">Dijous <text:tab/><text:tab/><text:tab/>16/01/25</text:p>
      <text:p text:style-name="P21"/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108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67">Di<text:span text:style-name="T66">vendres</text:span> <text:tab/><text:tab/><text:tab/>1<text:span text:style-name="T66">7</text:span>/01/25</text:p>
      <text:p text:style-name="P22"/>
      <text:p text:style-name="P89"><text:span text:style-name="T66">Acabat</text:span> amb <text:a xlink:type="simple" xlink:href="https://paulinoposada.github.io/web_e/web_e_2425/documents/apunts/unitat_6_magnetisme/e_apunts_ud_6_gs.pdf">unitat 6</text:a>.</text:p>
      <text:p text:style-name="P109">Comen<text:span text:style-name="T66">tem</text:span> l<text:span text:style-name="T66">'</text:span>exercici 1.12-13</text:p>
      <text:p text:style-name="P109"/>
      <text:p text:style-name="P110">Començat amb la <text:a xlink:type="simple" xlink:href="https://paulinoposada.github.io/web_e/web_e_2425/documents/apunts/unitat_7_ca/e_apunts_ud_7_gs.pdf">unitat 7</text:a> - Corrent altern</text:p>
      <text:p text:style-name="P109">Come<text:span text:style-name="T66">nçam a comentar l'apartat 1, teoria bàsica.</text:span></text:p>
      <text:p text:style-name="P110"/>
      <text:p text:style-name="P110"/>
      <text:p text:style-name="P151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1"/>
      <text:p text:style-name="P159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4">Comentat el funcionament del circuit.</text:p>
      <text:p text:style-name="P159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18">Baixat al taller. Comencen a muntar la pràctica motor 2, els grups 1 i 2</text:p>
      <text:p text:style-name="P152"/>
      <text:p text:style-name="P152"/>
      <text:p text:style-name="P152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2"/>
      <text:p text:style-name="P111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5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0"/>
      <text:p text:style-name="P110"/>
      <text:p text:style-name="P110"/>
      <text:p text:style-name="P153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3"/>
      <text:p text:style-name="P112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16"/>
      <text:p text:style-name="P116"/>
      <text:p text:style-name="P154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4"/>
      <text:p text:style-name="P160"><text:span text:style-name="T38">C</text:span><text:span text:style-name="T27">omentem dubtes relatius a l'examen de demà.</text:span></text:p>
      <text:p text:style-name="P18"/>
      <text:p text:style-name="P18"/>
      <text:p text:style-name="P155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1"/>
      <text:p text:style-name="P161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19">Comentem la solució de l'examen.</text:p>
      <text:p text:style-name="P119"/>
      <text:p text:style-name="P119"/>
      <text:p text:style-name="P156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56"/>
      <text:p text:style-name="P158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56"/>
      <text:p text:style-name="P156"/>
      <text:p text:style-name="P157"/>
      <text:p text:style-name="P169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57"/>
      <text:p text:style-name="P113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7"/>
      <text:p text:style-name="P120">Comentem apartat 1.1 Corriente alterna monofásica </text:p>
      <text:p text:style-name="P120">Comentem apartat 1.1.1 Esquema de principio de un generador de corriente continua</text:p>
      <text:p text:style-name="P117"><text:span text:style-name="T70">Comentem apartat 1.1.2 Inducción de corriente al mover un conductor dentro de un campo magnético</text:span> </text:p>
      <text:p text:style-name="P120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17"/>
      <text:p text:style-name="P121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25">Crea un sketch que encienda secuencialmente 3 LEDs, con una pausa de 1 segundo entre el encendido y apagado. Dibuja el esquema de montaje de los 3 LEDs. </text:p>
      <text:p text:style-name="P126"/>
      <text:p text:style-name="P126"/>
      <text:p text:style-name="P139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39"/>
      <text:p text:style-name="P127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27"/>
      <text:p text:style-name="P127"/>
      <text:p text:style-name="P139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39"/>
      <text:p text:style-name="P128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8"/>
      <text:p text:style-name="P132">Comentem <text:span text:style-name="T73">exercicis 1.1.5-1 a 4.</text:span></text:p>
      <text:p text:style-name="P127"/>
      <text:p text:style-name="P127"/>
      <text:p text:style-name="P157"/>
      <text:p text:style-name="P25">Divendres <text:tab/><text:tab/><text:tab/>14/02/25</text:p>
      <text:p text:style-name="P25"/>
      <text:p text:style-name="P129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9"/>
      <text:p text:style-name="P133">Comentem l'apartat 1.2.3 Velocitat angular</text:p>
      <text:p text:style-name="P133">Comentem els exercicis 1.2.3-1 i 2.</text:p>
      <text:p text:style-name="P133"/>
      <text:p text:style-name="P133"/>
      <text:p text:style-name="P26">Di<text:span text:style-name="T75">mecres</text:span> <text:tab/><text:tab/><text:tab/>1<text:span text:style-name="T75">9</text:span>/02/25</text:p>
      <text:p text:style-name="P140"/>
      <text:p text:style-name="P136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35">Comentem esquema i muntatge de l'exercici 1 (pàg. 21).</text:p>
      <text:p text:style-name="P135">Muntem la pràctica 2 - LED encès per un polsador.</text:p>
      <text:p text:style-name="P133"/>
      <text:p text:style-name="P27"/>
      <text:p text:style-name="P168">Di<text:span text:style-name="T76">jous</text:span> <text:tab/><text:tab/><text:tab/><text:span text:style-name="T76">20</text:span>/02/25</text:p>
      <text:p text:style-name="P27"/>
      <text:p text:style-name="P130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0"/>
      <text:p text:style-name="P134">Comentem l'apartat 1.2.<text:span text:style-name="T76">4 Seno y coseno.</text:span></text:p>
      <text:p text:style-name="P134">Comentem l'apartat 1.2.<text:span text:style-name="T76">5 Representación gráfica de intensidad y tensión.</text:span></text:p>
      <text:p text:style-name="P137">Comentem l'apartat 1.2.5.1 Ondas de intensidad y tensión en una resistencia</text:p>
      <text:p text:style-name="P137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31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8"/>
      <text:p text:style-name="P138">Repassem l'exercici 1.2.5.1.</text:p>
      <text:p text:style-name="P138">Comentem l'exercici 1.2.5.2.</text:p>
      <text:p text:style-name="P131"/>
      <text:p text:style-name="P131"/>
      <text:p text:style-name="P207">Di<text:span text:style-name="T78">mecres</text:span> <text:tab/><text:tab/><text:tab/><text:span text:style-name="T76">26</text:span>/02/25</text:p>
      <text:p text:style-name="P207"/>
      <text:p text:style-name="P205">Comentem dubtes examen de demà.</text:p>
      <text:p text:style-name="P205"/>
      <text:p text:style-name="P205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205"/>
      <text:p text:style-name="P205"/>
      <text:p text:style-name="P208">Di<text:span text:style-name="T79">jous</text:span> <text:tab/><text:tab/><text:tab/><text:span text:style-name="T76">27</text:span>/02/25</text:p>
      <text:p text:style-name="P208"/>
      <text:p text:style-name="P206">Examen final segona avaluac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2-27T14:27:24.381383560</dc:date>
    <meta:editing-duration>PT5H57M44S</meta:editing-duration>
    <meta:editing-cycles>113</meta:editing-cycles>
    <meta:document-statistic meta:table-count="0" meta:image-count="0" meta:object-count="0" meta:page-count="9" meta:paragraph-count="221" meta:word-count="1069" meta:character-count="7076" meta:non-whitespace-character-count="6071"/>
  </office:meta>
</office:document-meta>
</file>